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07642e" draw:textarea-horizontal-align="center" draw:textarea-vertical-align="middle"/>
    </style:style>
    <style:style style:name="gr2" style:family="graphic" style:parent-style-name="objectwithoutfill">
      <style:graphic-properties svg:stroke-width="0.388cm" svg:stroke-color="#07642e" draw:marker-start-width="0.779cm" draw:marker-end-width="0.779cm" draw:fill="none" draw:textarea-vertical-align="middle" fo:padding-top="0.316cm" fo:padding-bottom="0.316cm" fo:padding-left="0.441cm" fo:padding-right="0.441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8cm" fo:min-width="17.75cm"/>
    </style:style>
    <style:style style:name="P1" style:family="paragraph">
      <loext:graphic-properties draw:fill="solid" draw:fill-color="#07642e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9.906cm" svg:height="3.98cm" svg:x="5.922cm" svg:y="7.885cm" svg:viewBox="0 0 9907 3981" svg:d="M4365 3981c-199-6-359-23-518-56-206-41-398-107-574-195-337-171-602-422-776-736-31-55-69-135-94-195-71-178-117-373-135-574-7-72-9-194-6-266 14-316 98-616 247-892 180-330 449-607 775-793 11-6 32-18 46-26l28-15-105-1c-215-2-2417-7-2418-6-2 1-360 746-361 749s33 3 692 3c381 0 694 1 694 1-1 0-334 618-741 1373l-741 1371 5 1c3 1 311 3 684 7 656 6 678 6 681 4 1-2 122-210 268-462l268-458 58 104c32 58 60 107 63 111l4 8-271 458-272 457-933 1c-513 0-933 0-933 0 0 0 334-620 743-1376 408-756 742-1375 742-1376 0 0-312-1-692-1h-693l301-600 300-600 212 1c1111 4 2590 6 3304 4 219-2 734-2 1143-3 410 0 766-1 793-1l50-2-55 109c-54 109-54 109-61 113-3 3-10 5-14 7-12 1-285 2-501 0-111 0-314-2-450-2-248-2-352-2-469-6-86-3-327-3-375 0-114 5-189 12-272 26-215 35-418 108-606 215-273 156-499 378-660 647-201 336-289 729-249 1122 21 209 80 417 168 596 129 262 329 478 584 635 264 161 580 257 941 287 68 5 210 7 609 8 289 1 1305-2 1362-3l28-1 227-387c125-212 226-385 226-386s-177-2-393-2c-217-1-484-1-594-2-389-3-743-2-903 2-30 1-85 3-120 5-80 3-236 5-291 2-105-4-191-14-274-31-180-37-327-105-454-211-165-137-280-325-327-535-17-76-24-143-22-225 0-50 3-74 8-115 49-362 302-668 651-787 175-59 365-67 543-21 114 30 227 84 324 154 69 49 130 107 184 172 92 109 159 240 196 377 20 79 30 152 30 237 0 45-2 68-7 110-19 178-94 355-206 494-33 41-83 93-118 123l-18 15h1092l1091 1-356 615c-196 336-357 614-358 616l-2 3-640-3c-653-2-682-2-847 3-120 3-174 4-292 4-70 1-146 0-168 0zM4300 2737c112-9 223-48 321-111 71-47 141-113 195-184 107-143 162-316 151-487-10-166-73-320-179-443-20-23-60-63-61-62-1 0 0 7 0 15 2 23 1 71 0 93-15 122-73 231-181 340-73 73-156 135-272 203-77 46-130 82-182 125-24 19-67 63-82 82-33 41-53 79-63 118-6 21-6 57-2 82 13 80 72 152 156 196 40 20 83 32 128 35 11 1 49-1 71-2zM3723 2532c-6-33-6-86-1-123 5-34 17-73 30-105 44-103 128-201 253-294 47-36 86-61 170-111 180-106 292-222 322-329 17-67 8-143-28-197-56-86-183-131-329-112-203 25-384 130-507 293-170 226-197 524-71 775 27 54 63 108 104 156 15 18 55 58 57 58 0 0 0-4 0-11zM6896 2324c-282-12-509-96-653-240-46-46-77-89-105-144-39-79-57-159-57-254 0-66 7-121 21-179 12-46 26-81 47-123 45-90 114-168 203-231 40-28 99-60 149-81l23-9-25-25c-42-43-69-80-93-130-27-55-41-111-47-176-2-25-1-92 2-119 17-156 81-283 193-384 71-65 156-116 253-154 106-41 216-63 351-72 33-1 131-1 165 0 161 11 290 42 405 98 76 37 129 74 181 128 86 85 132 180 147 303 3 29 3 98 0 132-13 122-54 223-125 313-18 22-58 63-81 82-38 31-75 55-119 79l-18 9 11 8c28 22 66 56 90 84 64 74 105 165 120 265 8 58 7 131-2 195-15 93-49 182-99 258-139 208-401 339-731 364-63 5-144 7-206 3zM7236 1907c41-15 90-42 121-67 61-49 98-116 110-193 9-72-2-139-31-188-54-90-167-146-322-160-125-11-247 4-340 41-55 23-101 52-138 91-47 47-72 99-82 167-4 21-5 63-2 82 7 69 35 122 86 166 70 60 167 93 293 100 28 2 102 1 131-2 65-5 125-18 174-37zM7242 941c59-5 114-16 157-33 36-14 72-35 98-56 17-13 43-40 54-56 24-34 39-74 45-119 3-19 2-63-1-80-12-77-55-133-138-173-67-33-145-46-243-45-51 2-87 6-129 15-92 21-171 69-215 130-12 16-28 48-35 67-14 46-18 104-8 149 7 38 24 72 53 101 56 59 138 91 248 100 21 1 93 1 114 0zM8627 2325c-37-1-68-4-88-5-245-23-465-103-620-227-22-17-62-54-62-56s231-353 235-360c0-1 11 9 24 20 53 52 100 84 168 118 108 55 207 83 340 95 26 2 116 3 148 1 77-4 138-15 193-32 124-41 205-111 238-210 25-73 23-159-5-216-22-44-54-73-105-98-49-24-106-38-195-46-11 0-77-2-163-2-80 0-145 0-145-1s15-73 33-161l32-161 9-9c5-4 133-128 286-275l276-268h-478c-420 0-478-1-478-3s77-386 80-395v-4h779c428 0 778 0 778 1 0 0-13 72-29 159l-29 157-7 7c-17 15-627 606-627 608 0 0 3 1 6 1 2 0 17 4 31 8 132 38 238 105 315 198 66 79 107 181 119 297 3 29 5 92 2 121-7 105-33 198-79 284-100 186-287 328-524 400-90 28-187 45-303 53-20 0-136 2-155 1z">
            <text:p/>
          </draw:path>
          <draw:line draw:style-name="gr2" draw:text-style-name="P2" draw:layer="layout" svg:x1="8.579cm" svg:y1="12.116cm" svg:x2="8.079cm" svg:y2="15.366cm">
            <text:p/>
          </draw:line>
          <draw:line draw:style-name="gr2" draw:text-style-name="P2" draw:layer="layout" svg:x1="9.179cm" svg:y1="12.116cm" svg:x2="8.679cm" svg:y2="15.366cm">
            <text:p/>
          </draw:line>
          <draw:line draw:style-name="gr2" draw:text-style-name="P2" draw:layer="layout" svg:x1="9.779cm" svg:y1="12.116cm" svg:x2="9.279cm" svg:y2="15.366cm">
            <text:p/>
          </draw:line>
          <draw:line draw:style-name="gr2" draw:text-style-name="P2" draw:layer="layout" svg:x1="10.379cm" svg:y1="12.116cm" svg:x2="9.879cm" svg:y2="15.366cm">
            <text:p/>
          </draw:line>
          <draw:line draw:style-name="gr2" draw:text-style-name="P2" draw:layer="layout" svg:x1="11.229cm" svg:y1="13.116cm" svg:x2="7.229cm" svg:y2="13.866cm">
            <text:p/>
          </draw:line>
          <draw:line draw:style-name="gr2" draw:text-style-name="P2" draw:layer="layout" svg:x1="12.279cm" svg:y1="12.116cm" svg:x2="11.779cm" svg:y2="15.366cm">
            <text:p/>
          </draw:line>
          <draw:line draw:style-name="gr2" draw:text-style-name="P2" draw:layer="layout" svg:x1="12.979cm" svg:y1="12.116cm" svg:x2="12.479cm" svg:y2="15.366cm">
            <text:p/>
          </draw:line>
        </draw:g>
        <draw:custom-shape draw:style-name="gr3" draw:text-style-name="P2" draw:layer="layout" svg:width="18.25cm" svg:height="18.25cm" svg:x="1.7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6T15:49:41.244173237</meta:creation-date>
    <dc:date>2025-07-06T15:53:07.507545514</dc:date>
    <meta:editing-duration>PT3M26S</meta:editing-duration>
    <meta:editing-cycles>2</meta:editing-cycles>
    <meta:generator>LibreOffice/7.1.5.2$Linux_X86_64 LibreOffice_project/10$Build-2</meta:generator>
    <meta:document-statistic meta:object-count="10"/>
  </office:meta>
</office:document-meta>
</file>